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rif" svg:font-family="serif"/>
    <style:font-face style:name="Times New Roman1" svg:font-family="'Times New Roman'" style:font-family-generic="roman"/>
    <style:font-face style:name="DejaVuSansCondensed" svg:font-family="DejaVuSansCondensed" style:font-family-generic="swiss"/>
    <style:font-face style:name="DejaVuSansCondensed-Oblique" svg:font-family="DejaVuSansCondensed-Oblique" style:font-family-generic="swiss"/>
    <style:font-face style:name="Lucida Sans1" svg:font-family="'Lucida Sans'" style:font-family-generic="swiss"/>
    <style:font-face style:name="Segoe UI" svg:font-family="'Segoe UI'"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Garamond"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style:font-name="Garamond"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P7"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8" style:family="paragraph" style:parent-style-name="Text_20_body">
      <style:paragraph-properties fo:margin-top="0cm" fo:margin-bottom="0cm"/>
      <style:text-properties style:font-name="Garamond" fo:font-size="12pt" style:font-name-asian="DejaVuSansCondensed" style:font-size-asian="12pt" style:font-name-complex="DejaVuSansCondensed" style:font-size-complex="12pt"/>
    </style:style>
    <style:style style:name="P9" style:family="paragraph" style:parent-style-name="Text_20_body" style:list-style-name="L2">
      <style:paragraph-properties fo:margin-top="0cm" fo:margin-bottom="0cm"/>
    </style:style>
    <style:style style:name="T1" style:family="text">
      <style:text-properties style:font-name="Garamond" style:font-name-asian="DejaVuSansCondensed" style:font-name-complex="DejaVuSansCondensed"/>
    </style:style>
    <style:style style:name="T2" style:family="text">
      <style:text-properties style:font-name="Garamond" fo:font-style="italic" style:font-name-asian="DejaVuSansCondensed-Oblique" style:font-style-asian="italic" style:font-name-complex="DejaVuSansCondensed-Oblique" style:font-style-complex="italic"/>
    </style:style>
    <style:style style:name="T3" style:family="text">
      <style:text-properties style:font-name="Garamond" fo:font-size="12pt" style:font-name-asian="DejaVuSansCondensed" style:font-size-asian="12pt" style:font-name-complex="DejaVuSansCondensed" style:font-size-complex="12pt"/>
    </style:style>
    <style:style style:name="T4" style:family="text">
      <style:text-properties fo:font-style="italic"/>
    </style:style>
    <style:style style:name="T5" style:family="text">
      <style:text-properties fo:font-style="italic" style:font-name-asian="DejaVuSansCondensed-Oblique" style:font-style-asian="italic" style:font-name-complex="DejaVuSansCondensed-Oblique" style:font-style-complex="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style:font-name-asian="DejaVuSansCondensed" style:font-name-complex="DejaVuSansCondensed"/>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BLOGRAPHIE</text:p>
      <text:p text:style-name="P1"/>
      <text:list xml:id="list6312871094677965164" text:style-name="L1">
        <text:list-item>
          <text:p text:style-name="P3"><text:span text:style-name="T1">Christian Longhi et Sylvie Rochhia, « « Ceci tuera cela » ? Dynamique des changements dans l’industrie du livre », </text:span><text:span text:style-name="T2">Revue d'économie industrielle </text:span><text:span text:style-name="T1">[En ligne], 145 | 1er trimestre 2014, mis en ligne le 01 janvier 2014, consulté <text:s/>05 mai 2017. URL : </text:span><text:a xlink:type="simple" xlink:href="http://rei.revues.org/5761" text:style-name="Internet_20_link" text:visited-style-name="Visited_20_Internet_20_Link"><text:span text:style-name="T1">http://rei.revues.org/5761</text:span></text:a></text:p>
        </text:list-item>
      </text:list>
      <text:p text:style-name="P8"/>
      <text:list xml:id="list8144960299986944048" text:style-name="L2">
        <text:list-item>
          <text:p text:style-name="P9">Marie Doga, Olivier Zerbib. « Le livre numérique en bibliothèques, entre absences et attentions. Études des formes de rematérialisation d’offres réputées immatérielles », <text:span text:style-name="T4">Revue de l'Enssib</text:span> [En ligne], /, 2016, mis en ligne le 20 mars 2017, <text:span text:style-name="T3">consulté <text:s/>05 mai 2017. URL</text:span> <text:s/><text:a xlink:type="simple" xlink:href="https://hal.archives-ouvertes.fr/hal-01492516" office:target-frame-name="_blank" xlink:show="new" text:style-name="Internet_20_link" text:visited-style-name="Visited_20_Internet_20_Link">&lt;hal-01492516&gt;</text:a></text:p>
          <text:p text:style-name="P9"/>
        </text:list-item>
      </text:list>
      <text:list xml:id="list43518339" text:continue-list="list6312871094677965164" text:style-name="L1">
        <text:list-item>
          <text:p text:style-name="P4"><text:span text:style-name="T8">Olivier Zerbib, « Le livre numérique, une offre documentaire en voie d’apparition. Interrogations, anticipations et innovations dans les bibliothèques publiques de l’Isère », </text:span><text:span text:style-name="T5">Études de communication </text:span><text:span text:style-name="T8">[En ligne], 43 | 2014, mis en ligne le 01 décembre 2014, consulté le 05 mai 2017. URL : </text:span><text:a xlink:type="simple" xlink:href="http://edc.revues.org/6025" text:style-name="Internet_20_link" text:visited-style-name="Visited_20_Internet_20_Link"><text:span text:style-name="T8">http://edc.revues.org/6025</text:span></text:a></text:p>
          <text:p text:style-name="P4"><text:span text:style-name="T8"/></text:p>
        </text:list-item>
        <text:list-item>
          <text:p text:style-name="P7">Ministère de la Culture et de la Communication (Direction générale des médias et des industries culturelles), par un groupe de travail associant: Le Centre national du livre, la société Dilicom, les bibliothèques pilotes (bibliothèque municipale d’Aulnay-sous-Bois, <text:s/>bibliothèque municipale de Grenoble, bibliothèque municipale de Levallois-Perret, réseau de médiathèques de Montpellier Méditerranée Métropole, bibliothèques de la Ville de</text:p>
          <text:p text:style-name="P7">Paris, service de la lecture publique de la Fédération Wallonie Bruxelles), l’association RéseauCarel, le Syndicat national de l’édition, le Syndicat national de la librairie et les librairies pilotes (librairie Le Divan, librairie Sauramps), la Société des gens de lettres, les prestataires des librairies et bibliothèques pilotes (Archimed, ePagine, Feedbooks).</text:p>
          <text:p text:style-name="P7">« Éléments d’évaluation du dispositif Prêt numérique en bibliothèque », <text:span text:style-name="T6">Ministère de la culture et de la communication </text:span><text:span text:style-name="T9">[En Ligne], / 2016, mis en ligne le 22 mars 2017, consulté le 05 mai 2017. URL :</text:span><text:a xlink:type="simple" xlink:href="http://www.culturecommunication.gouv.fr/Thematiques/Livre-et-Lecture/Actualites/Elements-d-evaluation-du-dispositif-Pret-numerique-en-bibliotheque" text:style-name="Internet_20_link" text:visited-style-name="Visited_20_Internet_20_Link"><text:span text:style-name="T9">http://www.culturecommunication.gouv.fr/Thematiques/Livre-et-Lecture/Actualites/Elements-d-evaluation-du-dispositif-Pret-numerique-en-bibliotheque</text:span></text:a><text:span text:style-name="T9"> </text:span></text:p>
          <text:p text:style-name="P7"><text:span text:style-name="T9"/></text:p>
        </text:list-item>
        <text:list-item>
          <text:p text:style-name="P7"><text:span text:style-name="T9">Béatrice Wicinski, Davy Athuil, Priscille Legros, « Livre numérique : Regards croisés d'une bibliothécaire et d'un éditeur », </text:span><text:span text:style-name="T7">Revue de l'Enssib</text:span><text:span text:style-name="T9"> [En ligne],/ 2015, mis en ligne <text:s/></text:span></text:p>
        </text:list-item>
      </text:list>
      <text:p text:style-name="P6"><text:span text:style-name="T9"/></text:p>
      <text:p text:style-name="P6"><text:span text:style-name="T9"/></text:p>
      <text:p text:style-name="P6"><text:span text:style-name="T9"/></text:p>
      <text:p text:style-name="P6"><text:span text:style-name="T9"/></text:p>
      <text:p text:style-name="P6"/>
      <text:p text:style-name="P5"/>
      <text:p text:style-name="P5"><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rif" svg:font-family="serif"/>
    <style:font-face style:name="Times New Roman1" svg:font-family="'Times New Roman'" style:font-family-generic="roman"/>
    <style:font-face style:name="DejaVuSansCondensed" svg:font-family="DejaVuSansCondensed" style:font-family-generic="swiss"/>
    <style:font-face style:name="DejaVuSansCondensed-Oblique" svg:font-family="DejaVuSansCondensed-Oblique" style:font-family-generic="swiss"/>
    <style:font-face style:name="Lucida Sans1" svg:font-family="'Lucida Sans'" style:font-family-generic="swiss"/>
    <style:font-face style:name="Segoe UI" svg:font-family="'Segoe UI'"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8T13:39:29</meta:creation-date>
    <dc:date>2017-05-24T23:32:13.12</dc:date>
    <meta:editing-duration>PT20H15M14S</meta:editing-duration>
    <meta:editing-cycles>7</meta:editing-cycles>
    <meta:generator>OpenOffice/4.1.2$Win32 OpenOffice.org_project/412m3$Build-9782</meta:generator>
    <meta:document-statistic meta:table-count="0" meta:image-count="0" meta:object-count="0" meta:page-count="1" meta:paragraph-count="9" meta:word-count="309" meta:character-count="2222"/>
  </office:meta>
</office:document-meta>
</file>